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6f77" officeooo:paragraph-rsid="00186f77"/>
    </style:style>
    <style:style style:name="P2" style:family="paragraph" style:parent-style-name="Standard">
      <style:text-properties officeooo:rsid="001a3942" officeooo:paragraph-rsid="001a3942"/>
    </style:style>
    <style:style style:name="P3" style:family="paragraph" style:parent-style-name="Standard">
      <style:text-properties officeooo:rsid="001b2a90" officeooo:paragraph-rsid="001b2a90"/>
    </style:style>
    <style:style style:name="P4" style:family="paragraph" style:parent-style-name="Standard">
      <style:text-properties officeooo:rsid="001bab20" officeooo:paragraph-rsid="001bab20"/>
    </style:style>
    <style:style style:name="P5" style:family="paragraph" style:parent-style-name="Standard">
      <style:text-properties officeooo:rsid="001d9df8" officeooo:paragraph-rsid="001d9df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mandos Docker</text:p>
      <text:p text:style-name="P1"/>
      <text:p text:style-name="P1">O docker sempre precisa de autorização então usa-se sudo antes do comando ou entre como usuário root.</text:p>
      <text:p text:style-name="P1"/>
      <text:p text:style-name="P1">Docker run ubuntu /bin/echo Hello, Docker! - cria ontainer</text:p>
      <text:p text:style-name="P1">docker ps – verifica a existência de containers em execução</text:p>
      <text:p text:style-name="P1">docker -i + rum – interatividade com o container</text:p>
      <text:p text:style-name="P1">docker -t + rum – linka ao terminal do container</text:p>
      <text:p text:style-name="P1">docker ps -a – lista todos os containers que foram inicializados ou pausados</text:p>
      <text:p text:style-name="P1">docker ps -qa – retorna apenas o ID do container</text:p>
      <text:p text:style-name="P1">docker stats + ID do container – Informa em tempo de execução, detalhes sobre o nível de consumo de recursos na máquina host</text:p>
      <text:p text:style-name="P2">docker rm + ID – remove o container informado pelo ID</text:p>
      <text:p text:style-name="P2"/>
      <text:p text:style-name="P2">Controlando Containers</text:p>
      <text:p text:style-name="P2"/>
      <text:p text:style-name="P2">docker run -it –name ex_nginx ubuntu – a opção –name informa um apelido para o novo container criado.</text:p>
      <text:p text:style-name="P3">Docker commit ID ubuntu/nginx – comita o estado atual do container na imagem utilizada, bastando passar o ID ou o Apelido do container (ubuntu/nginx – é o nome da nova imagem).</text:p>
      <text:p text:style-name="P3"/>
      <text:p text:style-name="P4">docker run -it –rm -p 8080:80 ubuntu/nginx /bin/bash – a opção -p informa ao Docker que a porta 8080 no host será aberta e mapeada para a porta 80 no container. A opção –rm exclui automaticamente o container ao final da execução.</text:p>
      <text:p text:style-name="P1"/>
      <text:p text:style-name="P4">docker run -it –rm -p 8080:80 ubuntu/nginx /usr/sbin/nginx -g – a opção -d envia toda a execução para background.</text:p>
      <text:p text:style-name="P4">Docker stop ID – para o container</text:p>
      <text:p text:style-name="P4">docker start ID – inicializa o container</text:p>
      <text:p text:style-name="P4"/>
      <text:p text:style-name="P4">Destruindo imagens e containers</text:p>
      <text:p text:style-name="P4"/>
      <text:p text:style-name="P4">docker rmi ID – destroi imagem</text:p>
      <text:p text:style-name="P4"/>
      <text:p text:style-name="P5">É possivel apagar todos os containers e imagens de uma só vez. Basta um pouco de shell script:</text:p>
      <text:p text:style-name="P5">container</text:p>
      <text:p text:style-name="P5">docker rm $(docker ps -qa)</text:p>
      <text:p text:style-name="P5"/>
      <text:p text:style-name="P5">imagens</text:p>
      <text:p text:style-name="P5">docker rmi $(docker images -q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rciso Torres</meta:initial-creator>
    <meta:creation-date>2016-03-02T19:18:16.134846812</meta:creation-date>
    <dc:date>2016-03-02T20:25:44.300935803</dc:date>
    <dc:creator>Tarciso Torres</dc:creator>
    <meta:editing-duration>PT6M37S</meta:editing-duration>
    <meta:editing-cycles>1</meta:editing-cycles>
    <meta:document-statistic meta:table-count="0" meta:image-count="0" meta:object-count="0" meta:page-count="1" meta:paragraph-count="24" meta:word-count="265" meta:character-count="1571" meta:non-whitespace-character-count="1315"/>
    <meta:generator>LibreOffice/5.0.3.2$Linux_X86_64 LibreOffice_project/00m0$Build-2</meta:generator>
  </office:meta>
</office:document-meta>
</file>